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officeooo:rsid="0013edc5" officeooo:paragraph-rsid="0013edc5"/>
    </style:style>
    <style:style style:name="P2" style:family="paragraph" style:parent-style-name="Standard">
      <style:paragraph-properties fo:text-align="center" style:justify-single-word="false"/>
      <style:text-properties officeooo:rsid="0013edc5" officeooo:paragraph-rsid="0013edc5"/>
    </style:style>
    <style:style style:name="P3" style:family="paragraph" style:parent-style-name="Standard">
      <style:paragraph-properties fo:line-height="200%" fo:text-align="start" style:justify-single-word="false"/>
      <style:text-properties officeooo:paragraph-rsid="0013edc5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officeooo:rsid="0013edc5" style:font-weight-asian="normal" style:font-weight-complex="normal"/>
    </style:style>
    <style:style style:name="T3" style:family="text">
      <style:text-properties fo:font-weight="normal" officeooo:rsid="00148d70" style:font-weight-asian="normal" style:font-weight-complex="normal"/>
    </style:style>
    <style:style style:name="T4" style:family="text">
      <style:text-properties fo:font-weight="normal" officeooo:rsid="0015fd64" style:font-weight-asian="normal" style:font-weight-complex="normal"/>
    </style:style>
    <style:style style:name="T5" style:family="text">
      <style:text-properties fo:font-weight="normal" officeooo:rsid="0017d617" style:font-weight-asian="normal" style:font-weight-complex="normal"/>
    </style:style>
    <style:style style:name="T6" style:family="text">
      <style:text-properties officeooo:rsid="0017d61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neka Irem</text:p>
      <text:p text:style-name="P1">MART120 Creative Coding</text:p>
      <text:p text:style-name="P1">Homework 1</text:p>
      <text:p text:style-name="P1">8/24/2020</text:p>
      <text:p text:style-name="P1"/>
      <text:p text:style-name="P2"><text:tab/><text:span text:style-name="T1">Dealing with Folders &amp; Files using GUI vs. Command Line</text:span></text:p>
      <text:p text:style-name="P2"><text:span text:style-name="T1"/></text:p>
      <text:p text:style-name="P3"><text:span text:style-name="T2"><text:tab/>The display of files &amp; folders in the graphical interface is quite intuitive: it is visually clear what folder a file “lives” in, and all the files in a folder are presented at once</text:span><text:span text:style-name="T3">(with the exception of specific “hidden” files)</text:span><text:span text:style-name="T2">. <text:s/></text:span><text:span text:style-name="T3">Navigating through folders and opening files is done simply by clicking </text:span><text:span text:style-name="T4">or pressing the Enter/Return key. <text:s/>The command line, by contrast, is a more abstract method of dealing with files. <text:s/>Changing directories and opening files is done through typed commands, and to know what files are in a folder a separate command must be typed to display a list. <text:s/>This makes the command line far less intuitive to use, but in return it allows access to more powerful features: for instance, the ability to batch-rename files using certain parameters </text:span><text:span text:style-name="T5">or wildcard characters.</text:span></text:p>
      <text:p text:style-name="P3"><text:span text:style-name="T5"><text:tab/>Overall, the GUI is much more “user-friendly,” allowing for simplicity and ease of use, but leaving more powerful functions out of reach. <text:s/>The command line, by contrast, makes the trade-off of being more difficult to use, but being able to do the “heavy lifting” the usual Windows interface is incapable of. <text:s/>In general the GUI is best suited for everyday use, and the command line is better suited toward more system-level tasks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8-24T19:50:30.135000000</meta:creation-date>
    <dc:date>2020-08-24T20:24:56.122000000</dc:date>
    <meta:editing-duration>PT14M5S</meta:editing-duration>
    <meta:editing-cycles>2</meta:editing-cycles>
    <meta:generator>LibreOffice/6.4.2.2$Windows_X86_64 LibreOffice_project/4e471d8c02c9c90f512f7f9ead8875b57fcb1ec3</meta:generator>
    <meta:document-statistic meta:table-count="0" meta:image-count="0" meta:object-count="0" meta:page-count="1" meta:paragraph-count="7" meta:word-count="222" meta:character-count="1331" meta:non-whitespace-character-count="1107"/>
  </office:meta>
</office:document-meta>
</file>